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wiss"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標楷體" svg:font-family="標楷體" style:font-family-generic="script" style:font-pitch="fixed"/>
  </office:font-face-decls>
  <office:automatic-styles>
    <style:style style:name="表格1" style:family="table">
      <style:table-properties style:width="18.461cm" fo:margin-left="-0.199cm" table:align="left"/>
    </style:style>
    <style:style style:name="表格1.A" style:family="table-column">
      <style:table-column-properties style:column-width="4.191cm"/>
    </style:style>
    <style:style style:name="表格1.B" style:family="table-column">
      <style:table-column-properties style:column-width="14.27cm"/>
    </style:style>
    <style:style style:name="表格1.1" style:family="table-row">
      <style:table-row-properties style:min-row-height="0.527cm" style:use-optimal-row-height="false"/>
    </style:style>
    <style:style style:name="表格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fo:padding-left="0.191cm" fo:padding-right="0.191cm" fo:padding-top="0cm" fo:padding-bottom="0cm" fo:border="0.5pt solid #000000" style:writing-mode="lr-tb"/>
    </style:style>
    <style:style style:name="表格2" style:family="table">
      <style:table-properties style:width="17cm" style:rel-width="100%" table:align="center"/>
    </style:style>
    <style:style style:name="表格2.A" style:family="table-column">
      <style:table-column-properties style:column-width="0.887cm" style:rel-column-width="501*"/>
    </style:style>
    <style:style style:name="表格2.B" style:family="table-column">
      <style:table-column-properties style:column-width="2.325cm" style:rel-column-width="1314*"/>
    </style:style>
    <style:style style:name="表格2.C" style:family="table-column">
      <style:table-column-properties style:column-width="2.298cm" style:rel-column-width="1299*"/>
    </style:style>
    <style:style style:name="表格2.D" style:family="table-column">
      <style:table-column-properties style:column-width="3.487cm" style:rel-column-width="1971*"/>
    </style:style>
    <style:style style:name="表格2.E" style:family="table-column">
      <style:table-column-properties style:column-width="2.598cm" style:rel-column-width="1468*"/>
    </style:style>
    <style:style style:name="表格2.F" style:family="table-column">
      <style:table-column-properties style:column-width="5.406cm" style:rel-column-width="3055*"/>
    </style:style>
    <style:style style:name="表格2.1" style:family="table-row">
      <style:table-row-properties style:min-row-height="0.677cm" fo:keep-together="always" style:use-optimal-row-height="false"/>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none" style:writing-mode="lr-tb"/>
    </style:style>
    <style:style style:name="表格2.C1" style:family="table-cell">
      <style:table-cell-properties fo:padding-left="0.049cm" fo:padding-right="0.049cm" fo:padding-top="0cm" fo:padding-bottom="0cm" fo:border-left="0.5pt solid #000000" fo:border-right="1.5pt solid #000000" fo:border-top="1.5pt solid #000000" fo:border-bottom="0.5pt solid #000000" style:writing-mode="lr-tb"/>
    </style:style>
    <style:style style:name="表格2.C2" style:family="table-cell">
      <style:table-cell-properties fo:padding-left="0.049cm" fo:padding-right="0.049cm" fo:padding-top="0cm" fo:padding-bottom="0cm" fo:border-left="0.5pt solid #000000" fo:border-right="1.5pt solid #000000" fo:border-top="0.5pt solid #000000" fo:border-bottom="0.5pt solid #000000" style:writing-mode="lr-tb"/>
    </style:style>
    <style:style style:name="表格2.3" style:family="table-row">
      <style:table-row-properties style:min-row-height="0.75cm" fo:keep-together="always" style:use-optimal-row-height="false"/>
    </style:style>
    <style:style style:name="表格2.A3"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C3"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4" style:family="table-row">
      <style:table-row-properties style:min-row-height="0.751cm" style:use-optimal-row-height="false"/>
    </style:style>
    <style:style style:name="表格2.C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D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E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4"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5" style:family="table-row">
      <style:table-row-properties style:min-row-height="0.751cm" style:use-optimal-row-height="false"/>
    </style:style>
    <style:style style:name="表格2.C5"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D5"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E5"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5"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6" style:family="table-row">
      <style:table-row-properties style:min-row-height="0.751cm" style:use-optimal-row-height="false"/>
    </style:style>
    <style:style style:name="表格2.A6" style:family="table-cell">
      <style:table-cell-properties style:vertical-align="middle" fo:padding-left="0.049cm" fo:padding-right="0.049cm" fo:padding-top="0cm" fo:padding-bottom="0cm" fo:border-left="1.5pt solid #000000" fo:border-right="none" fo:border-top="none" fo:border-bottom="0.75pt solid #000000" style:writing-mode="lr-tb"/>
    </style:style>
    <style:style style:name="表格2.C6"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7" style:family="table-row">
      <style:table-row-properties style:min-row-height="0.751cm" style:use-optimal-row-height="false"/>
    </style:style>
    <style:style style:name="表格2.C7"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D7" style:family="table-cell">
      <style:table-cell-properties fo:padding-left="0.049cm" fo:padding-right="0.049cm" fo:padding-top="0cm" fo:padding-bottom="0cm" fo:border-left="0.5pt solid #000000" fo:border-right="none" fo:border-top="none" fo:border-bottom="0.75pt solid #000000" style:writing-mode="lr-tb"/>
    </style:style>
    <style:style style:name="表格2.E7"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7"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8" style:family="table-row">
      <style:table-row-properties style:min-row-height="0.751cm" style:use-optimal-row-height="false"/>
    </style:style>
    <style:style style:name="表格2.C8"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D8" style:family="table-cell">
      <style:table-cell-properties fo:padding-left="0.049cm" fo:padding-right="0.049cm" fo:padding-top="0cm" fo:padding-bottom="0cm" fo:border-left="0.5pt solid #000000" fo:border-right="none" fo:border-top="none" fo:border-bottom="0.75pt solid #000000" style:writing-mode="lr-tb"/>
    </style:style>
    <style:style style:name="表格2.E8"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8"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9" style:family="table-row">
      <style:table-row-properties style:min-row-height="0.751cm" style:use-optimal-row-height="false"/>
    </style:style>
    <style:style style:name="表格2.C9"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10" style:family="table-row">
      <style:table-row-properties style:min-row-height="0.751cm" style:use-optimal-row-height="false"/>
    </style:style>
    <style:style style:name="表格2.C10"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D10" style:family="table-cell">
      <style:table-cell-properties fo:padding-left="0.049cm" fo:padding-right="0.049cm" fo:padding-top="0cm" fo:padding-bottom="0cm" fo:border-left="0.5pt solid #000000" fo:border-right="none" fo:border-top="none" fo:border-bottom="0.75pt solid #000000" style:writing-mode="lr-tb"/>
    </style:style>
    <style:style style:name="表格2.E10"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0"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11" style:family="table-row">
      <style:table-row-properties style:min-row-height="0.751cm" style:use-optimal-row-height="false"/>
    </style:style>
    <style:style style:name="表格2.C11"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D11" style:family="table-cell">
      <style:table-cell-properties fo:padding-left="0.049cm" fo:padding-right="0.049cm" fo:padding-top="0cm" fo:padding-bottom="0cm" fo:border-left="0.5pt solid #000000" fo:border-right="none" fo:border-top="none" fo:border-bottom="0.75pt solid #000000" style:writing-mode="lr-tb"/>
    </style:style>
    <style:style style:name="表格2.E11"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1"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12" style:family="table-row">
      <style:table-row-properties style:min-row-height="0.836cm" style:use-optimal-row-height="false"/>
    </style:style>
    <style:style style:name="表格2.A1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C12"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D12"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E12"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F12"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13" style:family="table-row">
      <style:table-row-properties style:min-row-height="0.836cm" style:use-optimal-row-height="false"/>
    </style:style>
    <style:style style:name="表格2.C13"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D13"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E13"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F13"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14" style:family="table-row">
      <style:table-row-properties style:min-row-height="0.751cm" style:use-optimal-row-height="false"/>
    </style:style>
    <style:style style:name="表格2.C1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D14"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E14"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F14"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15" style:family="table-row">
      <style:table-row-properties style:min-row-height="0.155cm" style:use-optimal-row-height="false"/>
    </style:style>
    <style:style style:name="表格2.A15" style:family="table-cell">
      <style:table-cell-properties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16" style:family="table-row">
      <style:table-row-properties style:min-row-height="0.155cm" style:use-optimal-row-height="false"/>
    </style:style>
    <style:style style:name="表格2.A1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7" style:family="table-row">
      <style:table-row-properties style:min-row-height="0.155cm" style:use-optimal-row-height="false"/>
    </style:style>
    <style:style style:name="表格2.A1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8" style:family="table-row">
      <style:table-row-properties style:min-row-height="0.155cm" style:use-optimal-row-height="false"/>
    </style:style>
    <style:style style:name="表格2.A1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9" style:family="table-row">
      <style:table-row-properties style:min-row-height="0.155cm" style:use-optimal-row-height="false"/>
    </style:style>
    <style:style style:name="表格2.A1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20" style:family="table-row">
      <style:table-row-properties style:min-row-height="0.155cm" style:use-optimal-row-height="false"/>
    </style:style>
    <style:style style:name="表格2.A2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2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21" style:family="table-row">
      <style:table-row-properties style:min-row-height="0.155cm" style:use-optimal-row-height="false"/>
    </style:style>
    <style:style style:name="表格2.A21"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22" style:family="table-row">
      <style:table-row-properties style:min-row-height="0.155cm" style:use-optimal-row-height="false"/>
    </style:style>
    <style:style style:name="表格2.A22"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3" style:family="table-row">
      <style:table-row-properties style:min-row-height="0.155cm" style:use-optimal-row-height="false"/>
    </style:style>
    <style:style style:name="表格2.A23"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4" style:family="table-row">
      <style:table-row-properties style:min-row-height="0.155cm" style:use-optimal-row-height="false"/>
    </style:style>
    <style:style style:name="表格2.A24"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5" style:family="table-row">
      <style:table-row-properties style:min-row-height="0.155cm" style:use-optimal-row-height="false"/>
    </style:style>
    <style:style style:name="表格2.A25"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6" style:family="table-row">
      <style:table-row-properties style:min-row-height="0.155cm" style:use-optimal-row-height="false"/>
    </style:style>
    <style:style style:name="表格2.A26"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7" style:family="table-row">
      <style:table-row-properties style:min-row-height="0.155cm" style:use-optimal-row-height="false"/>
    </style:style>
    <style:style style:name="表格2.A27"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8" style:family="table-row">
      <style:table-row-properties style:min-row-height="0.155cm" style:use-optimal-row-height="false"/>
    </style:style>
    <style:style style:name="表格2.A28"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575cm" style:contextual-spacing="false" fo:line-height="0.988cm" fo:text-align="center" style:justify-single-word="false"/>
      <style:text-properties fo:font-size="18pt" fo:font-weight="bold" style:font-name-asian="標楷體" style:font-size-asian="18pt" style:font-weight-asian="bold" style:font-size-complex="18pt"/>
    </style:style>
    <style:style style:name="P3" style:family="paragraph" style:parent-style-name="Standard">
      <style:paragraph-properties fo:line-height="0.423cm" fo:text-align="center" style:justify-single-word="false"/>
      <style:text-properties style:font-name-asian="標楷體"/>
    </style:style>
    <style:style style:name="P4"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style:font-name-asian="標楷體"/>
    </style:style>
    <style:style style:name="P5"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6"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style:font-name-asian="標楷體"/>
    </style:style>
    <style:style style:name="P7"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8" style:family="paragraph" style:parent-style-name="Standard">
      <style:text-properties style:font-name-asian="標楷體" style:language-complex="th" style:country-complex="TH"/>
    </style:style>
    <style:style style:name="P9" style:family="paragraph" style:parent-style-name="Standard">
      <style:paragraph-properties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10" style:family="paragraph" style:parent-style-name="Standard">
      <style:paragraph-properties fo:line-height="0.423cm" fo:text-align="center" style:justify-single-word="false"/>
      <style:text-properties style:font-name="標楷體" style:font-name-asian="標楷體" style:font-name-complex="標楷體"/>
    </style:style>
    <style:style style:name="P11" style:family="paragraph" style:parent-style-name="Standard">
      <style:text-properties style:font-name="標楷體" style:font-name-asian="標楷體" style:font-name-complex="標楷體"/>
    </style:style>
    <style:style style:name="P12" style:family="paragraph" style:parent-style-name="Standard">
      <style:paragraph-properties fo:margin-left="0cm" fo:margin-right="0cm" fo:text-indent="0.847cm" style:auto-text-indent="false"/>
      <style:text-properties style:font-name="標楷體" style:font-name-asian="標楷體" style:font-name-complex="標楷體"/>
    </style:style>
    <style:style style:name="P13" style:family="paragraph" style:parent-style-name="Standard">
      <style:paragraph-properties fo:text-align="justify" style:justify-single-word="false"/>
      <style:text-properties style:font-name="標楷體" style:font-name-asian="標楷體" style:font-name-complex="標楷體"/>
    </style:style>
    <style:style style:name="P14" style:family="paragraph" style:parent-style-name="Standard">
      <style:text-properties style:font-name="標楷體" fo:letter-spacing="0.011cm" style:font-name-asian="標楷體" style:font-name-complex="標楷體"/>
    </style:style>
    <style:style style:name="P15" style:family="paragraph" style:parent-style-name="Standard">
      <style:paragraph-properties fo:margin-top="0cm" fo:margin-bottom="0.575cm" style:contextual-spacing="false" fo:line-height="0.423cm"/>
      <style:text-properties fo:font-weight="bold" style:font-name-asian="標楷體" style:font-weight-asian="bold"/>
    </style:style>
    <style:style style:name="P16"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17"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fo:font-size="13pt" style:font-name-asian="標楷體" style:font-size-asian="13pt" style:font-size-complex="13pt"/>
    </style:style>
    <style:style style:name="P18"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19"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3pt" style:font-name-asian="標楷體" style:font-size-asian="13pt" style:font-size-complex="13pt"/>
    </style:style>
    <style:style style:name="P20"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officeooo:paragraph-rsid="001f6c68" style:font-name-asian="標楷體" style:font-size-asian="13pt" style:font-size-complex="13pt"/>
    </style:style>
    <style:style style:name="P21"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22"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23" style:family="paragraph" style:parent-style-name="Standard">
      <style:paragraph-properties fo:line-height="0.706cm" fo:text-align="center" style:justify-single-word="false" fo:orphans="2" fo:widows="2" style:snap-to-layout-grid="false">
        <style:tab-stops>
          <style:tab-stop style:position="0.593cm"/>
        </style:tab-stops>
      </style:paragraph-properties>
    </style:style>
    <style:style style:name="P24"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style>
    <style:style style:name="P25"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style>
    <style:style style:name="P26"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27" style:family="paragraph" style:parent-style-name="Standard">
      <style:paragraph-properties fo:margin-left="1.065cm" fo:margin-right="0cm" fo:line-height="0.706cm" fo:orphans="2" fo:widows="2" fo:text-indent="0cm" style:auto-text-indent="false">
        <style:tab-stops>
          <style:tab-stop style:position="0.593cm"/>
        </style:tab-stops>
      </style:paragraph-properties>
    </style:style>
    <style:style style:name="P28"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29" style:family="paragraph" style:parent-style-name="Standard">
      <style:paragraph-properties fo:margin-left="0cm" fo:margin-right="0.106cm" fo:line-height="0.706cm" fo:text-align="justify" style:justify-single-word="false" fo:orphans="2" fo:widows="2" fo:text-indent="0cm" style:auto-text-indent="false" style:text-autospace="none" style:line-break="normal" style:vertical-align="bottom" style:snap-to-layout-grid="false">
        <style:tab-stops>
          <style:tab-stop style:position="0.593cm"/>
        </style:tab-stops>
      </style:paragraph-properties>
      <style:text-properties style:font-name="新細明體1" style:font-name-asian="標楷體" style:font-name-complex="新細明體1"/>
    </style:style>
    <style:style style:name="P30"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fo:color="#282828" loext:opacity="100%" style:font-name-asian="標楷體" style:font-name-complex="標楷體"/>
    </style:style>
    <style:style style:name="P31" style:family="paragraph" style:parent-style-name="Standard">
      <style:paragraph-properties fo:orphans="2" fo:widows="2"/>
      <style:text-properties fo:color="#282828" loext:opacity="100%" style:font-name-asian="標楷體" style:font-name-complex="標楷體"/>
    </style:style>
    <style:style style:name="P32" style:family="paragraph" style:parent-style-name="Standard">
      <style:paragraph-properties fo:orphans="2" fo:widows="2"/>
      <style:text-properties fo:color="#282828" loext:opacity="100%" fo:font-weight="bold" style:font-name-asian="標楷體" style:font-weight-asian="bold" style:font-name-complex="標楷體"/>
    </style:style>
    <style:style style:name="P33" style:family="paragraph" style:parent-style-name="Standard">
      <style:paragraph-properties fo:orphans="2" fo:widows="2"/>
      <style:text-properties fo:color="#282828" loext:opacity="100%" fo:letter-spacing="0.011cm" style:font-name-asian="標楷體" style:font-name-complex="標楷體"/>
    </style:style>
    <style:style style:name="P34" style:family="paragraph" style:parent-style-name="Standard">
      <style:paragraph-properties fo:orphans="2" fo:widows="2"/>
      <style:text-properties fo:color="#282828" loext:opacity="100%" style:font-name="標楷體" style:font-name-asian="標楷體" style:font-name-complex="標楷體"/>
    </style:style>
    <style:style style:name="P35" style:family="paragraph" style:parent-style-name="Standard">
      <style:paragraph-properties fo:orphans="2" fo:widows="2"/>
      <style:text-properties fo:color="#282828" loext:opacity="100%" style:font-name="標楷體" fo:font-weight="bold" style:font-name-asian="標楷體" style:font-weight-asian="bold" style:font-name-complex="標楷體"/>
    </style:style>
    <style:style style:name="P36" style:family="paragraph" style:parent-style-name="Standard">
      <style:paragraph-properties fo:orphans="2" fo:widows="2"/>
      <style:text-properties fo:color="#282828" loext:opacity="100%" style:font-name="標楷體" fo:letter-spacing="0.011cm" fo:font-weight="bold" style:font-name-asian="標楷體" style:font-weight-asian="bold" style:font-name-complex="標楷體"/>
    </style:style>
    <style:style style:name="P37" style:family="paragraph" style:parent-style-name="Standard">
      <style:paragraph-properties fo:text-align="justify" style:justify-single-word="false" fo:orphans="2" fo:widows="2"/>
    </style:style>
    <style:style style:name="P38" style:family="paragraph" style:parent-style-name="Standard">
      <style:paragraph-properties fo:text-align="justify" style:justify-single-word="false"/>
    </style:style>
    <style:style style:name="P39" style:family="paragraph" style:parent-style-name="Standard">
      <style:paragraph-properties fo:orphans="2" fo:widows="2"/>
    </style:style>
    <style:style style:name="P40" style:family="paragraph" style:parent-style-name="Standard">
      <style:paragraph-properties fo:text-align="justify" style:justify-single-word="false"/>
      <style:text-properties fo:color="#000000" loext:opacity="100%" style:font-name="標楷體" style:font-name-asian="標楷體" style:font-name-complex="標楷體"/>
    </style:style>
    <style:style style:name="P41" style:family="paragraph" style:parent-style-name="Footer" style:master-page-name="MP0">
      <style:paragraph-properties fo:text-align="center" style:justify-single-word="false" style:page-number="auto" fo:break-before="page"/>
    </style:style>
    <style:style style:name="P42"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43"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44" style:family="paragraph" style:parent-style-name="Standard">
      <style:paragraph-properties fo:margin-left="0.847cm" fo:margin-right="0cm" fo:text-indent="-0.847cm" style:auto-text-indent="false">
        <style:tab-stops/>
      </style:paragraph-properties>
      <style:text-properties officeooo:paragraph-rsid="0022142a"/>
    </style:style>
    <style:style style:name="P45" style:family="paragraph" style:parent-style-name="Standard">
      <style:paragraph-properties fo:margin-left="0cm" fo:margin-right="0cm" fo:text-indent="0.847cm" style:auto-text-indent="false"/>
      <style:text-properties officeooo:paragraph-rsid="0022142a"/>
    </style:style>
    <style:style style:name="P46" style:family="paragraph" style:parent-style-name="Standard">
      <style:text-properties fo:color="#282828" loext:opacity="100%" style:font-name="標楷體" style:font-name-asian="標楷體" style:font-name-complex="標楷體"/>
    </style:style>
    <style:style style:name="T1" style:family="text">
      <style:text-properties fo:font-size="18pt" fo:font-weight="bold" style:font-name-asian="標楷體" style:font-size-asian="18pt" style:font-weight-asian="bold" style:font-size-complex="18pt"/>
    </style:style>
    <style:style style:name="T2" style:family="text">
      <style:text-properties fo:font-size="9pt" style:font-name-asian="Times New Roman" style:font-size-asian="9pt" style:font-size-complex="9pt"/>
    </style:style>
    <style:style style:name="T3" style:family="text">
      <style:text-properties fo:font-size="9pt" style:font-name-asian="標楷體" style:font-size-asian="9pt" style:font-size-complex="9pt"/>
    </style:style>
    <style:style style:name="T4" style:family="text">
      <style:text-properties fo:font-size="9pt" style:font-name-asian="標楷體" style:font-size-asian="9pt" style:font-name-complex="標楷體" style:font-size-complex="9pt"/>
    </style:style>
    <style:style style:name="T5" style:family="text">
      <style:text-properties fo:letter-spacing="0.423cm" style:font-name-asian="標楷體"/>
    </style:style>
    <style:style style:name="T6" style:family="text">
      <style:text-properties style:font-name-asian="標楷體"/>
    </style:style>
    <style:style style:name="T7" style:family="text">
      <style:text-properties style:font-name-asian="標楷體" style:font-name-complex="標楷體"/>
    </style:style>
    <style:style style:name="T8" style:family="text">
      <style:text-properties style:font-name-asian="標楷體" style:font-weight-complex="bold"/>
    </style:style>
    <style:style style:name="T9" style:family="text">
      <style:text-properties fo:font-size="13pt" fo:letter-spacing="0.388cm" style:letter-kerning="false" style:font-name-asian="標楷體" style:font-size-asian="13pt" style:font-size-complex="13pt"/>
    </style:style>
    <style:style style:name="T10" style:family="text">
      <style:text-properties fo:font-size="13pt" style:letter-kerning="false" style:font-name-asian="標楷體" style:font-size-asian="13pt" style:font-size-complex="13pt"/>
    </style:style>
    <style:style style:name="T11" style:family="text">
      <style:text-properties fo:font-size="13pt" style:letter-kerning="false" style:font-name-asian="標楷體" style:font-size-asian="13pt" style:font-size-complex="13pt" style:text-scale="92%"/>
    </style:style>
    <style:style style:name="T12" style:family="text">
      <style:text-properties fo:font-size="13pt" fo:letter-spacing="0.002cm" style:letter-kerning="false" style:font-name-asian="標楷體" style:font-size-asian="13pt" style:font-size-complex="13pt" style:text-scale="92%"/>
    </style:style>
    <style:style style:name="T13" style:family="text">
      <style:text-properties fo:font-size="13pt" style:font-name-asian="標楷體" style:font-size-asian="13pt" style:font-size-complex="13pt"/>
    </style:style>
    <style:style style:name="T14" style:family="text">
      <style:text-properties fo:font-size="13pt" style:font-name-asian="標楷體" style:font-size-asian="13pt" style:font-name-complex="標楷體" style:font-size-complex="13pt"/>
    </style:style>
    <style:style style:name="T15" style:family="text">
      <style:text-properties fo:font-size="13pt" style:font-name-asian="Times New Roman" style:font-size-asian="13pt" style:font-size-complex="13pt"/>
    </style:style>
    <style:style style:name="T16" style:family="text">
      <style:text-properties fo:font-size="13pt" fo:font-weight="bold" style:font-name-asian="標楷體" style:font-size-asian="13pt" style:font-weight-asian="bold" style:font-name-complex="標楷體" style:font-size-complex="13pt"/>
    </style:style>
    <style:style style:name="T17" style:family="text">
      <style:text-properties style:font-name-asian="Times New Roman"/>
    </style:style>
    <style:style style:name="T18" style:family="text">
      <style:text-properties fo:color="#282828" loext:opacity="100%" style:font-name-asian="標楷體"/>
    </style:style>
    <style:style style:name="T19" style:family="text">
      <style:text-properties fo:color="#282828" loext:opacity="100%" style:font-name-asian="標楷體" style:font-name-complex="標楷體"/>
    </style:style>
    <style:style style:name="T20" style:family="text">
      <style:text-properties fo:color="#282828" loext:opacity="100%" fo:font-weight="bold" style:font-name-asian="標楷體" style:font-weight-asian="bold"/>
    </style:style>
    <style:style style:name="T21" style:family="text">
      <style:text-properties fo:color="#282828" loext:opacity="100%" fo:font-weight="bold" style:font-name-asian="標楷體" style:font-weight-asian="bold" style:font-name-complex="標楷體"/>
    </style:style>
    <style:style style:name="T22" style:family="text">
      <style:text-properties fo:color="#282828" loext:opacity="100%" style:font-name="標楷體" fo:font-weight="bold" style:font-name-asian="標楷體" style:font-weight-asian="bold" style:font-name-complex="標楷體"/>
    </style:style>
    <style:style style:name="T23" style:family="text">
      <style:text-properties fo:color="#282828" loext:opacity="100%" style:font-name="標楷體" style:font-name-asian="標楷體" style:font-name-complex="標楷體"/>
    </style:style>
    <style:style style:name="T24" style:family="text">
      <style:text-properties fo:color="#282828" loext:opacity="100%" style:font-name="新細明體1" style:font-name-complex="新細明體1"/>
    </style:style>
    <style:style style:name="T25" style:family="text">
      <style:text-properties fo:color="#282828" loext:opacity="100%" style:font-name="新細明體1" fo:font-size="14pt" fo:font-weight="bold" style:font-size-asian="14pt" style:font-weight-asian="bold" style:font-name-complex="新細明體1" style:font-size-complex="14pt"/>
    </style:style>
    <style:style style:name="T26" style:family="text">
      <style:text-properties fo:color="#282828" loext:opacity="100%" style:font-name="新細明體1" fo:letter-spacing="0.011cm" style:letter-kerning="false" style:font-name-asian="標楷體" style:font-name-complex="新細明體1"/>
    </style:style>
    <style:style style:name="T27" style:family="text">
      <style:text-properties fo:color="#282828" loext:opacity="100%" fo:font-size="14pt" fo:font-weight="bold" style:font-name-asian="標楷體" style:font-size-asian="14pt" style:font-weight-asian="bold" style:font-name-complex="標楷體" style:font-size-complex="14pt"/>
    </style:style>
    <style:style style:name="T28" style:family="text">
      <style:text-properties fo:color="#282828" loext:opacity="100%" style:font-name-asian="Times New Roman"/>
    </style:style>
    <style:style style:name="T29" style:family="text">
      <style:text-properties fo:font-weight="bold" style:font-name-asian="標楷體" style:font-weight-asian="bold" style:font-name-complex="標楷體"/>
    </style:style>
    <style:style style:name="T30" style:family="text">
      <style:text-properties style:font-name="標楷體" style:font-name-asian="標楷體" style:font-name-complex="標楷體"/>
    </style:style>
    <style:style style:name="T31" style:family="text">
      <style:text-properties style:font-name="標楷體" style:font-name-asian="標楷體" style:font-name-complex="標楷體" style:font-weight-complex="bold"/>
    </style:style>
    <style:style style:name="T32" style:family="text">
      <style:text-properties style:font-name="標楷體" fo:font-weight="bold" style:font-name-asian="標楷體" style:font-weight-asian="bold" style:font-name-complex="標楷體"/>
    </style:style>
    <style:style style:name="T33" style:family="text">
      <style:text-properties fo:color="#000000" loext:opacity="100%" style:font-name-asian="標楷體"/>
    </style:style>
    <style:style style:name="T34" style:family="text">
      <style:text-properties fo:color="#595959" loext:opacity="100%" style:font-name-asian="標楷體" style:font-name-complex="標楷體"/>
    </style:style>
    <style:style style:name="T35" style:family="text">
      <style:text-properties style:font-name="新細明體1" fo:letter-spacing="0.011cm" style:letter-kerning="false" style:font-name-asian="標楷體" style:font-name-complex="新細明體1"/>
    </style:style>
    <style:style style:name="T36" style:family="text">
      <style:text-properties style:font-name="新細明體1" style:font-name-complex="新細明體1"/>
    </style:style>
    <style:style style:name="T37"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0%" fo:padding-left="0.256cm" fo:padding-right="0.256cm" fo:padding-top="0.129cm" fo:padding-bottom="0.129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1" draw:name="外框2" text:anchor-type="paragraph" svg:x="8.361cm" svg:y="-0.335cm" svg:width="10.795cm" style:rel-width="scale" svg:height="0.794cm" style:rel-height="scale" draw:z-index="1"><draw:text-box><text:p text:style-name="Standard"><text:span text:style-name="預設段落字型"><text:span text:style-name="T4">國立臺灣大學研發處版權所有</text:span></text:span><text:span text:style-name="預設段落字型"><text:span text:style-name="T2"> </text:span></text:span><text:span text:style-name="預設段落字型"><text:span text:style-name="T3">Copyrights© All rights reserved</text:span></text:span></text:p></draw:text-box></draw:frame><draw:frame draw:style-name="fr1" draw:name="外框1" text:anchor-type="paragraph" svg:x="9.181cm" svg:y="0.168cm" svg:width="9.843cm" style:rel-width="scale" svg:height="0.73cm" style:rel-height="scale" draw:z-index="0"><draw:text-box><text:p text:style-name="Standard"><text:span text:style-name="預設段落字型"><text:span text:style-name="T2"><text:s text:c="2"/></text:span></text:span><text:span text:style-name="預設段落字型"><text:span text:style-name="T3">2015</text:span></text:span><text:span text:style-name="預設段落字型"><text:span text:style-name="T4">年</text:span></text:span><text:span text:style-name="預設段落字型"><text:span text:style-name="T3">5</text:span></text:span><text:span text:style-name="預設段落字型"><text:span text:style-name="T4">月7日國立臺灣大學研究倫理中心修正通過</text:span></text:span></text:p></draw:text-box></draw:frame><text:span text:style-name="預設段落字型"><text:span text:style-name="T1"/></text:span></text:p>
      <text:p text:style-name="P2">國立臺灣大學行為與社會科學研究倫理委員會</text:p>
      <text:p text:style-name="P2">免除知情同意書或修正知情同意內容申請書</text:p>
      <table:table table:name="表格1" table:style-name="表格1">
        <table:table-column table:style-name="表格1.A"/>
        <table:table-column table:style-name="表格1.B"/>
        <table:table-row table:style-name="表格1.1">
          <table:table-cell table:style-name="表格1.A1" office:value-type="string">
            <text:p text:style-name="P3">NTU-REC計畫編號</text:p>
          </table:table-cell>
          <table:table-cell table:style-name="表格1.B1" office:value-type="string">
            <text:p text:style-name="P9">（由研究倫理中心填寫）</text:p>
          </table:table-cell>
        </table:table-row>
        <table:table-row table:style-name="表格1.1">
          <table:table-cell table:style-name="表格1.A1" office:value-type="string">
            <text:p text:style-name="P10">申請結果</text:p>
          </table:table-cell>
          <table:table-cell table:style-name="表格1.B1" office:value-type="string">
            <text:p text:style-name="P9">（由研究倫理中心填寫）</text:p>
          </table:table-cell>
        </table:table-row>
      </table:table>
      <text:p text:style-name="P15"/>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row table:style-name="表格2.1">
          <table:table-cell table:style-name="表格2.A1" table:number-rows-spanned="2" table:number-columns-spanned="2" office:value-type="string">
            <text:p text:style-name="P16">計畫名稱</text:p>
          </table:table-cell>
          <table:covered-table-cell/>
          <table:table-cell table:style-name="表格2.C1" table:number-columns-spanned="4" office:value-type="string">
            <text:p text:style-name="P20">中文：理解科普文本的簡易效應研究</text:p>
          </table:table-cell>
          <table:covered-table-cell/>
          <table:covered-table-cell/>
          <table:covered-table-cell/>
        </table:table-row>
        <table:table-row table:style-name="表格2.1">
          <table:covered-table-cell table:style-name="表格2.A1"/>
          <table:covered-table-cell/>
          <table:table-cell table:style-name="表格2.C2" table:number-columns-spanned="4" office:value-type="string">
            <text:p text:style-name="P20">英文：Easiness effects in reading the plain language summaries</text:p>
          </table:table-cell>
          <table:covered-table-cell/>
          <table:covered-table-cell/>
          <table:covered-table-cell/>
        </table:table-row>
        <table:table-row table:style-name="表格2.3">
          <table:table-cell table:style-name="表格2.A3" table:number-rows-spanned="3" table:number-columns-spanned="2" office:value-type="string">
            <text:p text:style-name="P16">計畫主持人</text:p>
          </table:table-cell>
          <table:covered-table-cell/>
          <table:table-cell table:style-name="表格2.C3" table:number-columns-spanned="4" office:value-type="string">
            <text:p text:style-name="P18">姓名: 陳紹慶</text:p>
          </table:table-cell>
          <table:covered-table-cell/>
          <table:covered-table-cell/>
          <table:covered-table-cell/>
        </table:table-row>
        <table:table-row table:style-name="表格2.4">
          <table:covered-table-cell table:style-name="表格2.A3"/>
          <table:covered-table-cell/>
          <table:table-cell table:style-name="表格2.C4" office:value-type="string">
            <text:p text:style-name="P16">服務單位</text:p>
          </table:table-cell>
          <table:table-cell table:style-name="表格2.D4" office:value-type="string">
            <text:p text:style-name="P4">慈濟大學</text:p>
          </table:table-cell>
          <table:table-cell table:style-name="表格2.E4" office:value-type="string">
            <text:p text:style-name="P21"><text:span text:style-name="預設段落字型"><text:span text:style-name="T5">職</text:span></text:span><text:span text:style-name="預設段落字型"><text:span text:style-name="T6">稱</text:span></text:span></text:p>
          </table:table-cell>
          <table:table-cell table:style-name="表格2.F4" office:value-type="string">
            <text:p text:style-name="P6">副教授</text:p>
          </table:table-cell>
        </table:table-row>
        <table:table-row table:style-name="表格2.5">
          <table:covered-table-cell table:style-name="表格2.A3"/>
          <table:covered-table-cell/>
          <table:table-cell table:style-name="表格2.C5" office:value-type="string">
            <text:p text:style-name="P16">聯絡電話</text:p>
          </table:table-cell>
          <table:table-cell table:style-name="表格2.D5" office:value-type="string">
            <text:p text:style-name="P4">(03)8572677#3181 <text:s/></text:p>
          </table:table-cell>
          <table:table-cell table:style-name="表格2.E5" office:value-type="string">
            <text:p text:style-name="P5">電子郵件</text:p>
          </table:table-cell>
          <table:table-cell table:style-name="表格2.F5" office:value-type="string">
            <text:p text:style-name="P6">csc2009@mail.tcu.edu.tw</text:p>
          </table:table-cell>
        </table:table-row>
        <table:table-row table:style-name="表格2.6">
          <table:table-cell table:style-name="表格2.A6" table:number-rows-spanned="3" table:number-columns-spanned="2" office:value-type="string">
            <text:p text:style-name="P16">協同主持人</text:p>
          </table:table-cell>
          <table:covered-table-cell/>
          <table:table-cell table:style-name="表格2.C6" table:number-columns-spanned="4" office:value-type="string">
            <text:p text:style-name="P18">姓名：張祥偉</text:p>
          </table:table-cell>
          <table:covered-table-cell/>
          <table:covered-table-cell/>
          <table:covered-table-cell/>
        </table:table-row>
        <table:table-row table:style-name="表格2.7">
          <table:covered-table-cell table:style-name="表格2.A6"/>
          <table:covered-table-cell/>
          <table:table-cell table:style-name="表格2.C7" office:value-type="string">
            <text:p text:style-name="P16">服務單位</text:p>
          </table:table-cell>
          <table:table-cell table:style-name="表格2.D7" office:value-type="string">
            <text:p text:style-name="P17">慈濟大學</text:p>
          </table:table-cell>
          <table:table-cell table:style-name="表格2.E7" office:value-type="string">
            <text:p text:style-name="P22"><text:span text:style-name="預設段落字型"><text:span text:style-name="T9">職</text:span></text:span><text:span text:style-name="預設段落字型"><text:span text:style-name="T10">稱</text:span></text:span></text:p>
          </table:table-cell>
          <table:table-cell table:style-name="表格2.F7" office:value-type="string">
            <text:p text:style-name="P19">學生</text:p>
          </table:table-cell>
        </table:table-row>
        <table:table-row table:style-name="表格2.8">
          <table:covered-table-cell table:style-name="表格2.A6"/>
          <table:covered-table-cell/>
          <table:table-cell table:style-name="表格2.C8" office:value-type="string">
            <text:p text:style-name="P16">聯絡電話</text:p>
          </table:table-cell>
          <table:table-cell table:style-name="表格2.D8" office:value-type="string">
            <text:p text:style-name="P17">0981061270</text:p>
          </table:table-cell>
          <table:table-cell table:style-name="表格2.E8" office:value-type="string">
            <text:p text:style-name="P21"><text:span text:style-name="預設段落字型"><text:span text:style-name="T11">電子郵</text:span></text:span><text:span text:style-name="預設段落字型"><text:span text:style-name="T12">件</text:span></text:span></text:p>
          </table:table-cell>
          <table:table-cell table:style-name="表格2.F8" office:value-type="string">
            <text:p text:style-name="P24"><text:span text:style-name="預設段落字型"><text:span text:style-name="T6">107516116@gms.tcu.edu.tw</text:span></text:span></text:p>
          </table:table-cell>
        </table:table-row>
        <table:table-row table:style-name="表格2.9">
          <table:table-cell table:style-name="表格2.A6" table:number-rows-spanned="3" table:number-columns-spanned="2" office:value-type="string">
            <text:p text:style-name="P16">協同主持人</text:p>
          </table:table-cell>
          <table:covered-table-cell/>
          <table:table-cell table:style-name="表格2.C9" table:number-columns-spanned="4" office:value-type="string">
            <text:p text:style-name="P18">姓名：林子渝</text:p>
          </table:table-cell>
          <table:covered-table-cell/>
          <table:covered-table-cell/>
          <table:covered-table-cell/>
        </table:table-row>
        <table:table-row table:style-name="表格2.10">
          <table:covered-table-cell table:style-name="表格2.A6"/>
          <table:covered-table-cell/>
          <table:table-cell table:style-name="表格2.C10" office:value-type="string">
            <text:p text:style-name="P16">服務單位</text:p>
          </table:table-cell>
          <table:table-cell table:style-name="表格2.D10" office:value-type="string">
            <text:p text:style-name="P17">慈濟大學</text:p>
          </table:table-cell>
          <table:table-cell table:style-name="表格2.E10" office:value-type="string">
            <text:p text:style-name="P22"><text:span text:style-name="預設段落字型"><text:span text:style-name="T9">職</text:span></text:span><text:span text:style-name="預設段落字型"><text:span text:style-name="T10">稱</text:span></text:span></text:p>
          </table:table-cell>
          <table:table-cell table:style-name="表格2.F10" office:value-type="string">
            <text:p text:style-name="P19">學生</text:p>
          </table:table-cell>
        </table:table-row>
        <table:table-row table:style-name="表格2.11">
          <table:covered-table-cell table:style-name="表格2.A6"/>
          <table:covered-table-cell/>
          <table:table-cell table:style-name="表格2.C11" office:value-type="string">
            <text:p text:style-name="P16">聯絡電話</text:p>
          </table:table-cell>
          <table:table-cell table:style-name="表格2.D11" office:value-type="string">
            <text:p text:style-name="P17">0905022976</text:p>
          </table:table-cell>
          <table:table-cell table:style-name="表格2.E11" office:value-type="string">
            <text:p text:style-name="P21"><text:span text:style-name="預設段落字型"><text:span text:style-name="T11">電子郵</text:span></text:span><text:span text:style-name="預設段落字型"><text:span text:style-name="T12">件</text:span></text:span></text:p>
          </table:table-cell>
          <table:table-cell table:style-name="表格2.F11" office:value-type="string">
            <text:p text:style-name="P24"><text:span text:style-name="預設段落字型"><text:span text:style-name="T6">107516113@gms.tcu.edu.tw</text:span></text:span></text:p>
          </table:table-cell>
        </table:table-row>
        <table:table-row table:style-name="表格2.12">
          <table:table-cell table:style-name="表格2.A12" table:number-rows-spanned="3" table:number-columns-spanned="2" office:value-type="string">
            <text:p text:style-name="P16">本研究計畫案聯絡人</text:p>
          </table:table-cell>
          <table:covered-table-cell/>
          <table:table-cell table:style-name="表格2.C12" office:value-type="string">
            <text:p text:style-name="P22"><text:span text:style-name="預設段落字型"><text:span text:style-name="T13">姓</text:span></text:span><text:span text:style-name="預設段落字型"><text:span text:style-name="T15"> <text:s text:c="3"/></text:span></text:span><text:span text:style-name="預設段落字型"><text:span text:style-name="T13">名</text:span></text:span></text:p>
          </table:table-cell>
          <table:table-cell table:style-name="表格2.D12" office:value-type="string">
            <text:p text:style-name="P4">陳紹慶</text:p>
          </table:table-cell>
          <table:table-cell table:style-name="表格2.E12" office:value-type="string">
            <text:p text:style-name="P21"><text:span text:style-name="預設段落字型"><text:span text:style-name="T6">地</text:span></text:span><text:span text:style-name="預設段落字型"><text:span text:style-name="T17"> <text:s text:c="3"/></text:span></text:span><text:span text:style-name="預設段落字型"><text:span text:style-name="T6">址</text:span></text:span></text:p>
          </table:table-cell>
          <table:table-cell table:style-name="表格2.F12" office:value-type="string">
            <text:p text:style-name="P6">97074 <text:s/>花蓮市介仁街 67 號</text:p>
          </table:table-cell>
        </table:table-row>
        <table:table-row table:style-name="表格2.13">
          <table:covered-table-cell table:style-name="表格2.A12"/>
          <table:covered-table-cell/>
          <table:table-cell table:style-name="表格2.C13" office:value-type="string">
            <text:p text:style-name="P16">服務單位</text:p>
          </table:table-cell>
          <table:table-cell table:style-name="表格2.D13" office:value-type="string">
            <text:p text:style-name="P4">慈濟大學</text:p>
          </table:table-cell>
          <table:table-cell table:style-name="表格2.E13" office:value-type="string">
            <text:p text:style-name="P21"><text:span text:style-name="預設段落字型"><text:span text:style-name="T5">職</text:span></text:span><text:span text:style-name="預設段落字型"><text:span text:style-name="T6">稱</text:span></text:span></text:p>
          </table:table-cell>
          <table:table-cell table:style-name="表格2.F13" office:value-type="string">
            <text:p text:style-name="P6">副教授</text:p>
          </table:table-cell>
        </table:table-row>
        <table:table-row table:style-name="表格2.14">
          <table:covered-table-cell table:style-name="表格2.A12"/>
          <table:covered-table-cell/>
          <table:table-cell table:style-name="表格2.C14" office:value-type="string">
            <text:p text:style-name="P16">聯絡電話</text:p>
          </table:table-cell>
          <table:table-cell table:style-name="表格2.D14" office:value-type="string">
            <text:p text:style-name="P4">(03)8572677#3181 <text:s/></text:p>
          </table:table-cell>
          <table:table-cell table:style-name="表格2.E14" office:value-type="string">
            <text:p text:style-name="P5">電子郵件</text:p>
          </table:table-cell>
          <table:table-cell table:style-name="表格2.F14" office:value-type="string">
            <text:p text:style-name="P6">csc2009@mail.tcu.edu.tw</text:p>
          </table:table-cell>
        </table:table-row>
        <table:table-row table:style-name="表格2.15">
          <table:table-cell table:style-name="表格2.A15" table:number-columns-spanned="6" office:value-type="string">
            <text:p text:style-name="P28">申請免除知情同意的類別</text:p>
            <text:p text:style-name="P23"><text:span text:style-name="預設段落字型"><text:span text:style-name="T14">請勾選</text:span></text:span><text:span text:style-name="預設段落字型"><text:span text:style-name="T16">所有</text:span></text:span><text:span text:style-name="預設段落字型"><text:span text:style-name="T14">您準備申請的類別項目，並煩請完成後續相關表格。</text:span></text:span></text:p>
          </table:table-cell>
          <table:covered-table-cell/>
          <table:covered-table-cell/>
          <table:covered-table-cell/>
          <table:covered-table-cell/>
          <table:covered-table-cell/>
        </table:table-row>
        <table:table-row table:style-name="表格2.16">
          <table:table-cell table:style-name="表格2.A16" office:value-type="string">
            <text:list xml:id="list1234132024" text:style-name="WW8Num3">
              <text:list-item>
                <text:p text:style-name="P42"/>
              </text:list-item>
            </text:list>
          </table:table-cell>
          <table:table-cell table:style-name="表格2.B16" table:number-columns-spanned="5" office:value-type="string">
            <text:p text:style-name="P25"><text:span text:style-name="預設段落字型"><text:span text:style-name="T19">免除「研究參與者須填寫知情同意書」的要求（</text:span></text:span><text:span text:style-name="預設段落字型"><text:span text:style-name="T7">勾選本項</text:span></text:span><text:span text:style-name="預設段落字型"><text:span text:style-name="T29">煩</text:span></text:span><text:span text:style-name="預設段落字型"><text:span text:style-name="T21">請完成本申請書</text:span></text:span><text:span text:style-name="預設段落字型"><text:span text:style-name="T22">第一</text:span></text:span><text:span text:style-name="預設段落字型"><text:span text:style-name="T21">部份</text:span></text:span><text:span text:style-name="預設段落字型"><text:span text:style-name="T19">）</text:span></text:span></text:p>
          </table:table-cell>
          <table:covered-table-cell/>
          <table:covered-table-cell/>
          <table:covered-table-cell/>
          <table:covered-table-cell/>
        </table:table-row>
        <table:table-row table:style-name="表格2.17">
          <table:table-cell table:style-name="表格2.A17" office:value-type="string">
            <text:p text:style-name="P29">█</text:p>
          </table:table-cell>
          <table:table-cell table:style-name="表格2.B17" table:number-columns-spanned="5" office:value-type="string">
            <text:p text:style-name="P25"><text:span text:style-name="預設段落字型"><text:span text:style-name="T19">修正或變更知情同意書形式或內容（</text:span></text:span><text:span text:style-name="預設段落字型"><text:span text:style-name="T7">勾選本項</text:span></text:span><text:span text:style-name="預設段落字型"><text:span text:style-name="T29">煩</text:span></text:span><text:span text:style-name="預設段落字型"><text:span text:style-name="T21">請完成本申請書</text:span></text:span><text:span text:style-name="預設段落字型"><text:span text:style-name="T22">第二</text:span></text:span><text:span text:style-name="預設段落字型"><text:span text:style-name="T21">部份</text:span></text:span><text:span text:style-name="預設段落字型"><text:span text:style-name="T19">）</text:span></text:span></text:p>
          </table:table-cell>
          <table:covered-table-cell/>
          <table:covered-table-cell/>
          <table:covered-table-cell/>
          <table:covered-table-cell/>
        </table:table-row>
        <table:table-row table:style-name="表格2.18">
          <table:table-cell table:style-name="表格2.A18" office:value-type="string">
            <text:list xml:id="list95239015140334" text:continue-numbering="true" text:style-name="WW8Num3">
              <text:list-item>
                <text:p text:style-name="P43"/>
              </text:list-item>
            </text:list>
          </table:table-cell>
          <table:table-cell table:style-name="表格2.B18" table:number-columns-spanned="5" office:value-type="string">
            <text:p text:style-name="P25"><text:span text:style-name="預設段落字型"><text:span text:style-name="T19">完全免除任何知情同意程序（</text:span></text:span><text:span text:style-name="預設段落字型"><text:span text:style-name="T7">勾選本項</text:span></text:span><text:span text:style-name="預設段落字型"><text:span text:style-name="T29">煩</text:span></text:span><text:span text:style-name="預設段落字型"><text:span text:style-name="T21">請完成本申請書</text:span></text:span><text:span text:style-name="預設段落字型"><text:span text:style-name="T22">第三</text:span></text:span><text:span text:style-name="預設段落字型"><text:span text:style-name="T21">部份之第一項或第二項</text:span></text:span><text:span text:style-name="預設段落字型"><text:span text:style-name="T19">）</text:span></text:span></text:p>
          </table:table-cell>
          <table:covered-table-cell/>
          <table:covered-table-cell/>
          <table:covered-table-cell/>
          <table:covered-table-cell/>
        </table:table-row>
        <table:table-row table:style-name="表格2.19">
          <table:table-cell table:style-name="表格2.A19" office:value-type="string">
            <text:p text:style-name="P7"/>
          </table:table-cell>
          <table:table-cell table:style-name="表格2.B19" table:number-columns-spanned="5" office:value-type="string">
            <text:p text:style-name="P25"><text:span text:style-name="預設段落字型"><text:span text:style-name="T23">□第一項</text:span></text:span><text:span text:style-name="預設段落字型"><text:span text:style-name="T24">：</text:span></text:span><text:span text:style-name="預設段落字型"><text:span text:style-name="T23">人類研究</text:span></text:span></text:p>
          </table:table-cell>
          <table:covered-table-cell/>
          <table:covered-table-cell/>
          <table:covered-table-cell/>
          <table:covered-table-cell/>
        </table:table-row>
        <table:table-row table:style-name="表格2.20">
          <table:table-cell table:style-name="表格2.A20" office:value-type="string">
            <text:p text:style-name="P30"/>
          </table:table-cell>
          <table:table-cell table:style-name="表格2.B20" table:number-columns-spanned="5" office:value-type="string">
            <text:p text:style-name="P25"><text:span text:style-name="預設段落字型"><text:span text:style-name="T23">□第二項</text:span></text:span><text:span text:style-name="預設段落字型"><text:span text:style-name="T24">：</text:span></text:span><text:span text:style-name="預設段落字型"><text:span text:style-name="T23">非屬醫療法管轄之人體研究</text:span></text:span></text:p>
          </table:table-cell>
          <table:covered-table-cell/>
          <table:covered-table-cell/>
          <table:covered-table-cell/>
          <table:covered-table-cell/>
        </table:table-row>
        <table:table-row table:style-name="表格2.21">
          <table:table-cell table:style-name="表格2.A21" table:number-columns-spanned="6" office:value-type="string">
            <text:p text:style-name="P27"><text:span text:style-name="預設段落字型"><text:span text:style-name="T27">二</text:span></text:span><text:span text:style-name="預設段落字型"><text:span text:style-name="T25">、</text:span></text:span><text:span text:style-name="預設段落字型"><text:span text:style-name="T27">修正或變更知情同意書形式或內容</text:span></text:span></text:p>
          </table:table-cell>
          <table:covered-table-cell/>
          <table:covered-table-cell/>
          <table:covered-table-cell/>
          <table:covered-table-cell/>
          <table:covered-table-cell/>
        </table:table-row>
        <table:table-row table:style-name="表格2.22">
          <table:table-cell table:style-name="表格2.A22" table:number-columns-spanned="6" office:value-type="string">
            <text:p text:style-name="Standard"><text:span text:style-name="預設段落字型"><text:span text:style-name="T8">1.</text:span></text:span><text:span text:style-name="預設段落字型"><text:span text:style-name="T31">煩請簡述您研究中的</text:span></text:span><text:span text:style-name="預設段落字型"><text:span text:style-name="T30">研究參與者或潛在的研究參與者群體：</text:span></text:span></text:p>
            <text:p text:style-name="P11"/>
            <text:p text:style-name="P11"><text:soft-page-break/>本研究主題及收集資訊無涉任何特殊族群之行為或心理特質。</text:p>
            <text:p text:style-name="P14"/>
          </table:table-cell>
          <table:covered-table-cell/>
          <table:covered-table-cell/>
          <table:covered-table-cell/>
          <table:covered-table-cell/>
          <table:covered-table-cell/>
        </table:table-row>
        <table:table-row table:style-name="表格2.23">
          <table:table-cell table:style-name="表格2.A23" table:number-columns-spanned="6" office:value-type="string">
            <text:p text:style-name="P37"><text:span text:style-name="預設段落字型"><text:span text:style-name="T7">2.</text:span></text:span><text:span text:style-name="預設段落字型"><text:span text:style-name="T19">在沒有</text:span></text:span><text:span text:style-name="預設段落字型"><text:span text:style-name="T21">修正或變更知情同意書形式或內容</text:span></text:span><text:span text:style-name="預設段落字型"><text:span text:style-name="T19">的情況下，您的研究是否能實際執行</text:span></text:span><text:span text:style-name="預設段落字型"><text:span text:style-name="T18">?</text:span></text:span></text:p>
            <text:p text:style-name="P39"><text:span text:style-name="預設段落字型"><text:span text:style-name="T23">□ <text:s/>是。</text:span></text:span><text:span text:style-name="預設段落字型"><text:span text:style-name="T22">很抱歉，</text:span></text:span><text:span text:style-name="預設段落字型"><text:span text:style-name="T20">NTU-REC</text:span></text:span><text:span text:style-name="預設段落字型"><text:span text:style-name="T29">無法同意您</text:span></text:span><text:span text:style-name="預設段落字型"><text:span text:style-name="T21">「修正或變更知情同意書形式或內容」的要求</text:span></text:span></text:p>
            <text:p text:style-name="P39"><text:span text:style-name="預設段落字型"><text:span text:style-name="T26">█</text:span></text:span><text:span text:style-name="預設段落字型"><text:span text:style-name="T23"> <text:s/>否。煩請繼續完成</text:span></text:span><text:span text:style-name="預設段落字型"><text:span text:style-name="T22">本欄位下一問題</text:span></text:span></text:p>
            <text:p text:style-name="P32"/>
            <text:p text:style-name="P38"><text:span text:style-name="預設段落字型"><text:span text:style-name="T19">沒有</text:span></text:span><text:span text:style-name="預設段落字型"><text:span text:style-name="T21">修正或變更知情同意書形式或內容</text:span></text:span><text:span text:style-name="預設段落字型"><text:span text:style-name="T19">，研究即無法實際執行的原因是?</text:span></text:span><text:span text:style-name="預設段落字型"><text:span text:style-name="T30"> </text:span></text:span><text:span text:style-name="預設段落字型"><text:span text:style-name="T19">煩請說明：</text:span></text:span></text:p>
            <text:p text:style-name="P39"><text:span text:style-name="預設段落字型"><text:span text:style-name="T24">（</text:span></text:span><text:span text:style-name="預設段落字型"><text:span text:style-name="T18">例如：若對研究參與者實際取得知情同意，研究即無法執行</text:span></text:span><text:span text:style-name="預設段落字型"><text:span text:style-name="T28"> </text:span></text:span><text:span text:style-name="預設段落字型"><text:span text:style-name="T18">e.g. 欺瞞性研究；研究設計的本身，無法取得研究參與者的同意</text:span></text:span><text:span text:style-name="預設段落字型"><text:span text:style-name="T28"> </text:span></text:span><text:span text:style-name="預設段落字型"><text:span text:style-name="T18">e.g. 非法行為研究）</text:span></text:span></text:p>
            <text:p text:style-name="P31"/>
            <text:p text:style-name="P31">本研究為網路化實驗，所有步驟由參與者按照網頁指示逐項進行，研究者不會亦無法提供直接說明。</text:p>
            <text:p text:style-name="P33"/>
          </table:table-cell>
          <table:covered-table-cell/>
          <table:covered-table-cell/>
          <table:covered-table-cell/>
          <table:covered-table-cell/>
          <table:covered-table-cell/>
        </table:table-row>
        <table:table-row table:style-name="表格2.24">
          <table:table-cell table:style-name="表格2.A24" table:number-columns-spanned="6" office:value-type="string">
            <text:p text:style-name="P37"><text:span text:style-name="預設段落字型"><text:span text:style-name="T19">3.您的研究</text:span></text:span><text:span text:style-name="預設段落字型"><text:span text:style-name="T33">計畫符合政府委託之試辦計畫條件，且其中的研究參與者係經政府指派、委託、核准而加入。</text:span></text:span></text:p>
            <text:p text:style-name="P34">□ <text:s/>是。</text:p>
            <text:p text:style-name="P38"><text:span text:style-name="預設段落字型"><text:span text:style-name="T26">█</text:span></text:span><text:span text:style-name="預設段落字型"><text:span text:style-name="T23"> <text:s/>否。</text:span></text:span></text:p>
          </table:table-cell>
          <table:covered-table-cell/>
          <table:covered-table-cell/>
          <table:covered-table-cell/>
          <table:covered-table-cell/>
          <table:covered-table-cell/>
        </table:table-row>
        <table:table-row table:style-name="表格2.25">
          <table:table-cell table:style-name="表格2.A25" table:number-columns-spanned="6" office:value-type="string">
            <text:p text:style-name="P38"><text:span text:style-name="預設段落字型"><text:span text:style-name="T6">4.</text:span></text:span><text:span text:style-name="預設段落字型"><text:span text:style-name="T30">您的研究對研究參與者造成之風險會高於微小風險嗎?「微小風險」指風險發生的可能性與程度，不會大於日常生活事件或例行性的身體檢查及心理測驗所造成的傷害與不適。</text:span></text:span></text:p>
            <text:p text:style-name="P39"><text:span text:style-name="預設段落字型"><text:span text:style-name="T23">□ <text:s/>是。</text:span></text:span><text:span text:style-name="預設段落字型"><text:span text:style-name="T22">很抱歉，</text:span></text:span><text:span text:style-name="預設段落字型"><text:span text:style-name="T20">NTU-REC</text:span></text:span><text:span text:style-name="預設段落字型"><text:span text:style-name="T29">無法同意您</text:span></text:span><text:span text:style-name="預設段落字型"><text:span text:style-name="T21">「修正或變更知情同意書形式或內容」的要求</text:span></text:span></text:p>
            <text:p text:style-name="P39"><text:span text:style-name="預設段落字型"><text:span text:style-name="T26">█</text:span></text:span><text:span text:style-name="預設段落字型"><text:span text:style-name="T23"> <text:s/>否。</text:span></text:span><text:span text:style-name="預設段落字型"><text:span text:style-name="T22">煩請說明本研究的研究方法與研究性質</text:span></text:span><text:span text:style-name="預設段落字型"><text:span text:style-name="T23">，並繼續完成</text:span></text:span><text:span text:style-name="預設段落字型"><text:span text:style-name="T22">下一欄位：</text:span></text:span></text:p>
            <text:p text:style-name="P35"/>
            <text:p text:style-name="P34">研究參與者以個人設備登入實驗網站參與研究，上網地點依參與者個人狀況自行決定，所負風險低於通勤至約定地點參與研究。</text:p>
            <text:p text:style-name="P36"/>
          </table:table-cell>
          <table:covered-table-cell/>
          <table:covered-table-cell/>
          <table:covered-table-cell/>
          <table:covered-table-cell/>
          <table:covered-table-cell/>
        </table:table-row>
        <table:table-row table:style-name="表格2.26">
          <table:table-cell table:style-name="表格2.A26" table:number-columns-spanned="6" office:value-type="string">
            <text:p text:style-name="P26"><text:span text:style-name="預設段落字型"><text:span text:style-name="T34">5.若</text:span></text:span><text:span text:style-name="預設段落字型"><text:span text:style-name="T21">修正或變更知情同意書形式或內容</text:span></text:span><text:span text:style-name="預設段落字型"><text:span text:style-name="T7">，是否會對研究參與者的權利與福祉產生不良影響</text:span></text:span><text:span text:style-name="預設段落字型"><text:span text:style-name="T6">?</text:span></text:span></text:p>
            <text:p text:style-name="P39"><text:span text:style-name="預設段落字型"><text:span text:style-name="T23">□ <text:s/>是。</text:span></text:span><text:span text:style-name="預設段落字型"><text:span text:style-name="T22">很抱歉，</text:span></text:span><text:span text:style-name="預設段落字型"><text:span text:style-name="T20">NTU-REC</text:span></text:span><text:span text:style-name="預設段落字型"><text:span text:style-name="T29">無法同意您</text:span></text:span><text:span text:style-name="預設段落字型"><text:span text:style-name="T21">「修正或變更知情同意書形式或內容」的要求</text:span></text:span></text:p>
            <text:p text:style-name="P39"><text:span text:style-name="預設段落字型"><text:span text:style-name="T26">█</text:span></text:span><text:span text:style-name="預設段落字型"><text:span text:style-name="T23"> <text:s/>否。煩請繼續完成</text:span></text:span><text:span text:style-name="預設段落字型"><text:span text:style-name="T22">下一欄位</text:span></text:span></text:p>
            <text:p text:style-name="P35"/>
            <text:p text:style-name="P36"/>
          </table:table-cell>
          <table:covered-table-cell/>
          <table:covered-table-cell/>
          <table:covered-table-cell/>
          <table:covered-table-cell/>
          <table:covered-table-cell/>
        </table:table-row>
        <table:table-row table:style-name="表格2.27">
          <table:table-cell table:style-name="表格2.A27" table:number-columns-spanned="6" office:value-type="string">
            <text:p text:style-name="P38"><text:span text:style-name="預設段落字型"><text:span text:style-name="T6">6.</text:span></text:span><text:span text:style-name="預設段落字型"><text:span text:style-name="T30">當研究參與者結束本研究的參與後，有必要提供他/她們關於本研究的詳實資訊嗎?請勾選</text:span></text:span><text:span text:style-name="預設段落字型"><text:span text:style-name="T32">所有適用</text:span></text:span><text:span text:style-name="預設段落字型"><text:span text:style-name="T30">的項目：</text:span></text:span></text:p>
            <text:p text:style-name="Standard"><text:span text:style-name="預設段落字型"><text:span text:style-name="T30">□ <text:s/>有必要，因為本研究為隱瞞性研究，應於完成研究後進行事後說明（</text:span></text:span><text:span text:style-name="預設段落字型"><text:span text:style-name="T6">debriefing</text:span></text:span><text:span text:style-name="預設段落字型"><text:span text:style-name="T30">）</text:span></text:span></text:p>
            <text:p text:style-name="P44"><text:span text:style-name="預設段落字型"><text:span text:style-name="T30">□ <text:s/>無必要，原因如下</text:span></text:span><text:span text:style-name="預設段落字型"><text:span text:style-name="T36">：</text:span></text:span><text:span text:style-name="預設段落字型"><text:span text:style-name="T30"><text:line-break/>□因為資料無法比對出真實身份</text:span></text:span></text:p>
            <text:p text:style-name="P45"><text:span text:style-name="預設段落字型"><text:span text:style-name="T30">□因為資訊對於研究參與者沒有影響</text:span></text:span></text:p>
            <text:p text:style-name="P45"><text:span text:style-name="預設段落字型"><text:span text:style-name="T30">□因為不存在任何可能的機制辨認研究參與者</text:span></text:span></text:p>
            <text:p text:style-name="P12">□因為參與觀察性研究，研究參與者已清楚知道研究之進行與相關資訊</text:p>
            <text:p text:style-name="P12">□其他，煩請說明：</text:p>
            <text:p text:style-name="P46"/>
            <text:p text:style-name="Standard"><text:span text:style-name="預設段落字型"><text:span text:style-name="T26">█</text:span></text:span><text:span text:style-name="預設段落字型"><text:span text:style-name="T23"> <text:s/>將會提供研究資訊，因為這些資訊本來就可以/應該提供給研究參與者。煩請說明：</text:span></text:span></text:p>
            <text:p text:style-name="P34"/>
            <text:p text:style-name="P31">計畫主持人將於個人網站或社群平台介紹研究主題資訊，登出網頁將呈現解說文件網址。</text:p>
            <text:p text:style-name="P31"/>
          </table:table-cell>
          <table:covered-table-cell/>
          <table:covered-table-cell/>
          <table:covered-table-cell/>
          <table:covered-table-cell/>
          <table:covered-table-cell/>
        </table:table-row>
        <table:table-row table:style-name="表格2.28">
          <table:table-cell table:style-name="表格2.A28" table:number-columns-spanned="6" office:value-type="string">
            <text:p text:style-name="Standard"><text:span text:style-name="預設段落字型"><text:span text:style-name="T6">7.</text:span></text:span><text:span text:style-name="預設段落字型"><text:span text:style-name="T30">您預計修正或變更知情同意書的哪一部份?</text:span></text:span></text:p>
            <text:p text:style-name="Standard"><text:span text:style-name="預設段落字型"><text:span text:style-name="T26">█</text:span></text:span><text:span text:style-name="預設段落字型"><text:span text:style-name="T30"> <text:s/>變更</text:span></text:span><text:span text:style-name="預設段落字型"><text:span text:style-name="T6">NTU-REC</text:span></text:span><text:span text:style-name="預設段落字型"><text:span text:style-name="T30">提供的標準化同意書之內容（</text:span></text:span><text:span text:style-name="預設段落字型"><text:span text:style-name="T32">請隨本申請書附上您變更後或自訂的知情同意書</text:span></text:span><text:span text:style-name="預設段落字型"><text:span text:style-name="T30">）</text:span></text:span></text:p>
            <text:p text:style-name="P11">□ <text:s/>變更書面格式為非書面形式，煩請說明：</text:p>
            <text:p text:style-name="P11"/>
            <text:p text:style-name="P11"/>
            <text:p text:style-name="Standard"><text:soft-page-break/><text:span text:style-name="預設段落字型"><text:span text:style-name="T26">█</text:span></text:span><text:span text:style-name="預設段落字型"><text:span text:style-name="T30"> <text:s/>其他變更，請說明於下：</text:span></text:span></text:p>
            <text:p text:style-name="P11"/>
            <text:p text:style-name="P11"><text:s text:c="2"/>知情同意書以網頁形式呈現，樣張請參考文件3_實驗腳本同意書</text:p>
            <text:p text:style-name="P11"/>
            <text:p text:style-name="P13">是否將使用研究參與者之母語或其所熟悉之日常生活中慣用語言，以他/她們能夠完全理解之方式，清楚告知研究參與者或其授權之合法代理人，需他/她們的同意與自願參與才能進行研究，並且取得研究參與者的同意，將按您所照說明之方式參與研究?</text:p>
            <text:p text:style-name="P11">□ <text:s/>是</text:p>
            <text:p text:style-name="P11">□ <text:s/>否，煩請說明原因：</text:p>
            <text:p text:style-name="P11"/>
            <text:p text:style-name="Standard"><text:span text:style-name="預設段落字型"><text:span text:style-name="T26">█</text:span></text:span><text:span text:style-name="預設段落字型"><text:span text:style-name="T30"> <text:s/>不適用</text:span></text:span></text:p>
            <text:p text:style-name="P11"/>
            <text:p text:style-name="P40">現場是否有能同時流利使用中文/英文及研究參與者之母語的見證人，來見證書面形式以外的知情同意過程?（當有翻譯人員協助徵詢研究參與者之同意，則該翻譯人員可為見證人）</text:p>
            <text:p text:style-name="P11">□ <text:s/>是，請說明見證人與您的研究團隊之間的關係：</text:p>
            <text:p text:style-name="P11">□ <text:s/>否，煩請說明原因：</text:p>
            <text:p text:style-name="P11"/>
            <text:p text:style-name="P11"/>
            <text:p text:style-name="Standard"><text:span text:style-name="預設段落字型"><text:span text:style-name="T26">█</text:span></text:span><text:span text:style-name="預設段落字型"><text:span text:style-name="T30"> <text:s/>不適用</text:span></text:span></text:p>
          </table:table-cell>
          <table:covered-table-cell/>
          <table:covered-table-cell/>
          <table:covered-table-cell/>
          <table:covered-table-cell/>
          <table:covered-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wiss"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新細明體1" style:font-family-asian="新細明體, PMingLiU"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微軟正黑體" style:font-family-asian="微軟正黑體"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標號"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hyphenation-ladder-count="no-limit"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style:font-pitch="fixed" fo:font-size="14pt" style:text-underline-style="solid" style:text-underline-width="auto" style:text-underline-color="font-color" style:text-underline-mode="continuous" style:text-overline-mode="continuous" style:text-line-through-mode="continuous" style:font-name-asian="標楷體" style:font-family-asian="標楷體" style:font-family-generic-asian="script" style:font-pitch-asian="fixed" style:font-size-asian="14pt" style:font-name-complex="標楷體" style:font-family-complex="標楷體" style:font-family-generic-complex="script" style:font-pitch-complex="fixed" fo:hyphenate="false" loext:hyphenation-no-caps="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清單段落" style:family="paragraph" style:parent-style-name="Standard">
      <style:paragraph-properties fo:margin-left="0.847cm" fo:margin-right="0cm" fo:hyphenation-ladder-count="no-limit" fo:text-indent="0cm" style:auto-text-indent="false">
        <style:tab-stops/>
      </style:paragraph-properties>
      <style:text-properties fo:hyphenate="false" loext:hyphenation-no-caps="false"/>
    </style:style>
    <style:style style:name="註解方塊文字" style:family="paragraph" style:parent-style-name="Standard">
      <style:paragraph-properties fo:hyphenation-ladder-count="no-limit"/>
      <style:text-properties style:font-name="Cambria" fo:font-family="Cambria" style:font-family-generic="roman" style:font-pitch="variable" fo:font-size="9pt" style:font-size-asian="9pt" style:font-size-complex="9pt" fo:hyphenate="false" loext:hyphenation-no-caps="false"/>
    </style:style>
    <style:style style:name="副標題" style:family="paragraph" style:parent-style-name="Standard" style:next-style-name="Standard" style:default-outline-level="2">
      <style:paragraph-properties fo:margin-top="0cm" fo:margin-bottom="0.106cm" style:contextual-spacing="false" fo:text-align="center" style:justify-single-word="false" fo:hyphenation-ladder-count="no-limit"/>
      <style:text-properties style:font-name="Cambria" fo:font-family="Cambria" style:font-family-generic="roman" style:font-pitch="variable" fo:font-style="italic" style:font-name-asian="Cambria" style:font-family-asian="Cambria" style:font-family-generic-asian="roman" style:font-pitch-asian="variable" style:font-style-asian="italic" style:font-style-complex="italic"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預設段落字型" style:family="text"/>
    <style:style style:name="WW8Num1z0" style:family="text"/>
    <style:style style:name="WW8Num1z1" style:family="text">
      <style:text-properties style:font-name-complex="標楷體" style:font-family-complex="標楷體" style:font-family-generic-complex="script" style:font-pitch-complex="fixed"/>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Book Antiqua" fo:font-family="'Book Antiqua'" style:font-family-generic="roman" style:font-pitch="variable" fo:font-size="12pt" style:font-name-asian="Book Antiqua" style:font-family-asian="'Book Antiqua'" style:font-family-generic-asian="roman" style:font-pitch-asian="variable" style:font-size-asian="12pt" style:font-name-complex="Book Antiqua" style:font-family-complex="'Book Antiqua'" style:font-family-generic-complex="roman" style:font-pitch-complex="variable" style:font-size-complex="12pt"/>
    </style:style>
    <style:style style:name="WW8Num2z1" style:family="text">
      <style:text-properties style:font-name="Book Antiqua" fo:font-family="'Book Antiqua'" style:font-family-generic="roman" style:font-pitch="variable" fo:font-size="12pt" style:font-name-asian="標楷體" style:font-family-asian="標楷體" style:font-family-generic-asian="script" style:font-pitch-asian="fixed" style:font-size-asian="12pt" style:font-name-complex="Book Antiqua" style:font-family-complex="'Book Antiqua'" style:font-family-generic-complex="roman" style:font-pitch-complex="variable" style:font-size-complex="12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8Num3z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6z1" style:family="text">
      <style:text-properties style:font-name="新細明體1" fo:font-family="新細明體, PMingLiU" style:font-family-generic="roman" style:font-pitch="variable" fo:font-size="12pt" style:font-name-asian="新細明體1"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8Num7z1" style:family="text">
      <style:text-properties fo:font-size="12pt" fo:font-weight="normal" style:font-size-asian="12pt" style:font-weight-asian="normal" style:font-size-complex="12pt"/>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fo:color="#000000" loext:opacity="100%" fo:font-size="12pt" style:font-size-asian="12pt" style:font-size-complex="12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Book Antiqua" fo:font-family="'Book Antiqua'" style:font-family-generic="roman" style:font-pitch="variable" fo:font-size="12pt" fo:font-weight="normal" style:font-name-asian="Book Antiqua" style:font-family-asian="'Book Antiqua'" style:font-family-generic-asian="roman" style:font-pitch-asian="variable" style:font-size-asian="12pt" style:font-weight-asian="normal" style:font-name-complex="Book Antiqua" style:font-family-complex="'Book Antiqua'" style:font-family-generic-complex="roman" style:font-pitch-complex="variable" style:font-size-complex="12pt"/>
    </style:style>
    <style:style style:name="WW8Num9z1" style:family="text">
      <style:text-properties fo:font-size="12pt" fo:font-weight="normal" style:font-size-asian="12pt" style:font-weight-asian="normal" style:font-size-complex="12pt"/>
    </style:style>
    <style:style style:name="WW8Num9z2" style:family="text">
      <style:text-properties style:font-name="標楷體" fo:font-family="標楷體" style:font-family-generic="script" style:font-pitch="fixed"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標楷體" fo:font-family="標楷體" style:font-family-generic="script" style:font-pitch="fixed" fo:font-size="12pt" style:font-name-asian="標楷體" style:font-family-asian="標楷體" style:font-family-generic-asian="script" style:font-pitch-asian="fixed" style:font-size-asian="12pt" style:font-name-complex="標楷體" style:font-family-complex="標楷體" style:font-family-generic-complex="script" style:font-pitch-complex="fixed" style:font-size-complex="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text-properties style:font-name-complex="標楷體" style:font-family-complex="標楷體" style:font-family-generic-complex="script" style:font-pitch-complex="fixed"/>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mplex="標楷體" style:font-family-complex="標楷體" style:font-family-generic-complex="script" style:font-pitch-complex="fixed"/>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1"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副標題_20_字元" style:display-name="副標題 字元" style:family="text">
      <style:text-properties style:font-name="Cambria" fo:font-family="Cambria" style:font-family-generic="roman" style:font-pitch="variable" fo:font-size="12pt" fo:font-style="italic" style:letter-kerning="true"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WW_5f_CharLFO1LVL2" style:display-name="WW_CharLFO1LVL2" style:family="text">
      <style:text-properties style:font-name-complex="標楷體" style:font-family-complex="標楷體" style:font-family-generic-complex="script" style:font-pitch-complex="fixed"/>
    </style:style>
    <style:style style:name="WW_5f_CharLFO2LVL1" style:display-name="WW_CharLFO2LVL1"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_5f_CharLFO2LVL2" style:display-name="WW_CharLFO2LVL2" style:family="text">
      <style:text-properties style:font-name="Book Antiqua" fo:font-family="'Book Antiqua'" style:font-family-generic="roman" style:font-pitch="variable" fo:font-size="12pt" style:font-name-asian="標楷體" style:font-family-asian="標楷體" style:font-family-generic-asian="script" style:font-pitch-asian="fixed" style:font-size-asian="12pt" style:font-name-complex="Book Antiqua" style:font-family-complex="'Book Antiqua'" style:font-family-generic-complex="roman" style:font-pitch-complex="variable" style:font-size-complex="12pt"/>
    </style:style>
    <style:style style:name="WW_5f_CharLFO3LVL1" style:display-name="WW_CharLFO3LVL1"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6LVL1" style:display-name="WW_CharLFO6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6LVL2" style:display-name="WW_CharLFO6LVL2" style:family="text">
      <style:text-properties style:font-name="新細明體1" fo:font-family="新細明體, PMingLiU" style:font-family-generic="roman" style:font-pitch="variable" fo:font-size="12pt" style:font-name-asian="新細明體1"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7LVL1" style:display-name="WW_CharLFO7LVL1"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5" style:display-name="WW_CharLFO7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8" style:display-name="WW_CharLFO7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fo:color="#000000" loext:opacity="100%" fo:font-size="12pt" style:font-size-asian="12pt" style:font-size-complex="12pt"/>
    </style:style>
    <style:style style:name="WW_5f_CharLFO9LVL1" style:display-name="WW_CharLFO9LVL1" style:family="text">
      <style:text-properties style:font-name="Book Antiqua" fo:font-family="'Book Antiqua'" style:font-family-generic="roman" style:font-pitch="variable" fo:font-size="12pt" fo:font-weight="normal" style:font-size-asian="12pt" style:font-weight-asian="normal" style:font-name-complex="Book Antiqua" style:font-family-complex="'Book Antiqua'" style:font-family-generic-complex="roman" style:font-pitch-complex="variable" style:font-size-complex="12pt"/>
    </style:style>
    <style:style style:name="WW_5f_CharLFO9LVL2" style:display-name="WW_CharLFO9LVL2" style:family="text">
      <style:text-properties style:font-name="Liberation Serif" fo:font-family="'Liberation Serif'" style:font-family-generic="roman" style:font-pitch="variable" fo:font-size="12pt" fo:font-weight="normal" style:font-size-asian="12pt" style:font-weight-asian="normal" style:font-size-complex="12pt"/>
    </style:style>
    <style:style style:name="WW_5f_CharLFO9LVL3" style:display-name="WW_CharLFO9LVL3" style:family="text">
      <style:text-properties style:font-name="標楷體" fo:font-family="標楷體" style:font-family-generic="script" style:font-pitch="fixed"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_5f_CharLFO10LVL1" style:display-name="WW_CharLFO10LVL1" style:family="text">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WW_5f_CharLFO11LVL1" style:display-name="WW_CharLFO11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12LVL1" style:display-name="WW_CharLFO12LVL1" style:family="text">
      <style:text-properties fo:color="#000000" loext:opacity="100%" style:font-name="標楷體" fo:font-family="標楷體" style:font-family-generic="script" style:font-pitch="fixed" fo:font-size="12pt" style:font-name-asian="標楷體" style:font-family-asian="標楷體" style:font-family-generic-asian="script" style:font-pitch-asian="fixed" style:font-size-asian="12pt" style:font-name-complex="標楷體" style:font-family-complex="標楷體" style:font-family-generic-complex="script" style:font-pitch-complex="fixed" style:font-size-complex="12pt"/>
    </style:style>
    <style:style style:name="WW_5f_CharLFO13LVL2" style:display-name="WW_CharLFO13LVL2" style:family="text">
      <style:text-properties style:font-name-complex="標楷體" style:font-family-complex="標楷體" style:font-family-generic-complex="script" style:font-pitch-complex="fixed"/>
    </style:style>
    <style:style style:name="WW_5f_CharLFO14LVL2" style:display-name="WW_CharLFO14LVL2" style:family="text">
      <style:text-properties style:font-name-complex="標楷體" style:font-family-complex="標楷體" style:font-family-generic-complex="script" style:font-pitch-complex="fixed"/>
    </style:style>
    <style:style style:name="WW_5f_CharLFO15LVL1" style:display-name="WW_CharLFO15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loext:num-list-format="(%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loext:num-list-format="%1%." style:num-suffix="." style:num-format="I">
        <style:list-level-properties text:list-level-position-and-space-mode="label-alignment">
          <style:list-level-label-alignment text:label-followed-by="listtab" fo:text-indent="-0.847cm" fo:margin-left="1.065cm"/>
        </style:list-level-properties>
      </text:list-level-style-number>
      <text:list-level-style-number text:level="2" text:style-name="WW_5f_CharLFO2LVL2" loext:num-list-format="%2%." style:num-suffix="." style:num-format="1">
        <style:list-level-properties text:list-level-position-and-space-mode="label-alignment">
          <style:list-level-label-alignment text:label-followed-by="listtab" fo:text-indent="-0.635cm" fo:margin-left="1.7cm"/>
        </style:list-level-properties>
      </text:list-level-style-number>
      <text:list-level-style-number text:level="3" loext:num-list-format="%3%、" style:num-suffix="、" style:num-format="一, 二, 三, ...">
        <style:list-level-properties text:list-level-position-and-space-mode="label-alignment">
          <style:list-level-label-alignment text:label-followed-by="listtab" fo:text-indent="-1.27cm" fo:margin-left="3.18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605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5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9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45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8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loext:num-list-format="%1%" text:bullet-char="□">
        <style:list-level-properties text:list-level-position-and-space-mode="label-alignment">
          <style:list-level-label-alignment text:label-followed-by="listtab" fo:text-indent="-0.635cm" fo:margin-left="1.655cm"/>
        </style:list-level-properties>
        <style:text-properties style:font-name="標楷體"/>
      </text:list-level-style-bullet>
      <text:list-level-style-bullet text:level="2" text:style-name="WW_5f_CharLFO3LVL2" loext:num-list-format="%2%"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_5f_CharLFO3LVL3" loext:num-list-format="%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loext:num-list-format="%1%、" style:num-suffix="、" style:num-format="一, 二, 三, ...">
        <style:list-level-properties text:list-level-position-and-space-mode="label-alignment">
          <style:list-level-label-alignment text:label-followed-by="listtab" fo:text-indent="-1.27cm" fo:margin-left="1.52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94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7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63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8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3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7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7.02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_5f_CharLFO6LVL1" loext:num-list-format="%1%、" style:num-suffix="、" style:num-format="一, 二, 三, ...">
        <style:list-level-properties text:list-level-position-and-space-mode="label-alignment">
          <style:list-level-label-alignment text:label-followed-by="listtab" fo:text-indent="-1.27cm" fo:margin-left="1.27cm"/>
        </style:list-level-properties>
      </text:list-level-style-number>
      <text:list-level-style-bullet text:level="2" text:style-name="WW_5f_CharLFO6LVL2" loext:num-list-format="%2%" text:bullet-char="※">
        <style:list-level-properties text:list-level-position-and-space-mode="label-alignment">
          <style:list-level-label-alignment text:label-followed-by="listtab" fo:text-indent="-0.635cm" fo:margin-left="1.482cm"/>
        </style:list-level-properties>
        <style:text-properties style:font-name="新細明體1"/>
      </text:list-level-style-bullet>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loext:num-list-format="%1%" text:bullet-char="□">
        <style:list-level-properties text:list-level-position-and-space-mode="label-alignment">
          <style:list-level-label-alignment text:label-followed-by="listtab" fo:text-indent="-0.635cm" fo:margin-left="0.986cm"/>
        </style:list-level-properties>
        <style:text-properties style:font-name="標楷體"/>
      </text:list-level-style-bullet>
      <text:list-level-style-number text:level="2" text:style-name="WW_5f_CharLFO7LVL2"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bullet text:level="3" text:style-name="WW_5f_CharLFO7LVL3" loext:num-list-format="%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8LVL1" loext:num-list-format="（%1%）" style:num-prefix="（" style:num-suffix="）" style:num-format="1">
        <style:list-level-properties text:list-level-position-and-space-mode="label-alignment" fo:text-align="center">
          <style:list-level-label-alignment text:label-followed-by="listtab" fo:text-indent="-0.568cm" fo:margin-left="1.471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92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76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61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6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30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56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7.00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84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_5f_CharLFO9LVL1" loext:num-list-format="%1%." style:num-suffix="." style:num-format="1">
        <style:list-level-properties text:list-level-position-and-space-mode="label-alignment">
          <style:list-level-label-alignment text:label-followed-by="listtab" fo:text-indent="-0.847cm" fo:margin-left="1.192cm"/>
        </style:list-level-properties>
      </text:list-level-style-number>
      <text:list-level-style-bullet text:level="2" text:style-name="WW_5f_CharLFO9LVL2" loext:num-list-format="%2%" text:bullet-char="-">
        <style:list-level-properties text:list-level-position-and-space-mode="label-alignment">
          <style:list-level-label-alignment text:label-followed-by="listtab" fo:text-indent="-0.635cm" fo:margin-left="1.655cm"/>
        </style:list-level-properties>
        <style:text-properties style:font-name="Liberation Serif"/>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01cm"/>
        </style:list-level-properties>
        <style:text-properties style:font-name="標楷體"/>
      </text:list-level-style-bullet>
      <text:list-level-style-number text:level="4" loext:num-list-format="%4%." style:num-suffix="." style:num-format="1">
        <style:list-level-properties text:list-level-position-and-space-mode="label-alignment">
          <style:list-level-label-alignment text:label-followed-by="listtab" fo:text-indent="-0.847cm" fo:margin-left="3.5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0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5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4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7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_5f_CharLFO10LVL1" loext:num-list-format="(%1%)" style:num-prefix="(" style:num-suffix=")" style:num-format="1">
        <style:list-level-properties text:list-level-position-and-space-mode="label-alignment">
          <style:list-level-label-alignment text:label-followed-by="listtab" fo:text-indent="-0.847cm" fo:margin-left="1.866cm"/>
        </style:list-level-properties>
      </text:list-level-style-number>
      <text:list-level-style-number text:level="2" loext:num-list-format="%2%." style:num-suffix="." style:num-format="1" text:start-value="14">
        <style:list-level-properties text:list-level-position-and-space-mode="label-alignment">
          <style:list-level-label-alignment text:label-followed-by="listtab" fo:text-indent="-0.847cm" fo:margin-left="1.86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71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5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0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5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4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7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11LVL1" loext:num-list-format="%1%、" style:num-suffix="、" style:num-format="一, 二, 三, ..." text:start-value="6">
        <style:list-level-properties text:list-level-position-and-space-mode="label-alignment">
          <style:list-level-label-alignment text:label-followed-by="listtab" fo:text-indent="-1.27cm" fo:margin-left="1.944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_5f_CharLFO12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4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32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168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0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4.86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708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55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4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3LVL2" loext:num-list-format="(%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4LVL2" loext:num-list-format="(%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5LVL1" loext:num-list-format="%1%、" style:num-suffix="、" style:num-format="一, 二, 三, ...">
        <style:list-level-properties text:list-level-position-and-space-mode="label-alignment">
          <style:list-level-label-alignment text:label-followed-by="listtab" fo:text-indent="-1.27cm" fo:margin-left="1.944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5cm" fo:margin-left="2cm" fo:margin-right="2cm" style:writing-mode="lr-tb" style:layout-grid-color="#c0c0c0" style:layout-grid-lines="37" style:layout-grid-base-height="0.706cm" style:layout-grid-ruby-height="0.353cm" style:layout-grid-mode="none" style:layout-grid-ruby-below="false" style:layout-grid-print="false" style:layout-grid-display="false" style:layout-grid-base-width="0.17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75cm" fo:margin-left="2cm" fo:margin-right="2cm" style:writing-mode="lr-tb" style:layout-grid-color="#c0c0c0" style:layout-grid-lines="45" style:layout-grid-base-height="0.706cm" style:layout-grid-ruby-height="0.353cm" style:layout-grid-mode="line" style:layout-grid-ruby-below="false" style:layout-grid-print="false" style:layout-grid-display="false" style:layout-grid-base-width="0.17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draw:frame draw:style-name="Mfr1" draw:name="外框3" text:anchor-type="paragraph" svg:y="0.002cm" svg:width="0.041cm" style:rel-width="scale" svg:height="0.056cm" style:rel-height="scale" draw:z-index="4"><draw:text-box><text:p text:style-name="MP1"><text:span text:style-name="Page_20_Number"><text:page-number text:select-page="current">3</text:page-number></text:span></text:p></draw:text-box></draw:frame></text:p>
        <text:p text:style-name="MP1">REC-P-03</text:p>
      </style:footer>
    </style:master-page>
    <style:master-page style:name="MP1" style:page-layout-name="Mpm3" draw:style-name="Mdp1">
      <style:footer>
        <text:p text:style-name="Footer"><draw:frame draw:style-name="Mfr1" draw:name="外框31" text:anchor-type="paragraph" svg:y="0.002cm" svg:width="0.041cm" style:rel-width="scale" svg:height="0.056cm" style:rel-height="scale" draw:z-index="0"><draw:text-box><text:p text:style-name="MP1"><text:span text:style-name="Page_20_Number"><text:page-number text:select-page="current">0</text:page-number></text:span></text:p></draw:text-box></draw:frame></text:p>
        <text:p text:style-name="MP1">REC-P-03</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title>國立臺灣大學行為與社會科學研究倫理審查申請書</dc:title>
    <dc:subject/>
    <meta:initial-creator>USER</meta:initial-creator>
    <meta:creation-date>2015-02-06T10:10:00Z</meta:creation-date>
    <dc:date>2022-01-07T09:52:37.187000000</dc:date>
    <meta:print-date>2011-11-02T15:24:00Z</meta:print-date>
    <meta:editing-cycles>15</meta:editing-cycles>
    <meta:editing-duration>PT32M55S</meta:editing-duration>
    <dc:creator>陳 紹慶</dc:creator>
    <meta:document-statistic meta:table-count="2" meta:image-count="0" meta:object-count="0" meta:page-count="3" meta:paragraph-count="109" meta:word-count="1725" meta:character-count="2081" meta:non-whitespace-character-count="2003"/>
    <meta:template xlink:type="simple" xlink:actuate="onRequest" xlink:title="" xlink:href="Normal"/>
  </office:meta>
</office:document-meta>
</file>